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n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" style:font-adornments="Regularna" style:font-pitch="fixed"/>
    <style:font-face style:name="Ubuntu" svg:font-family="Ubuntu" style:font-pitch="variable"/>
    <style:font-face style:name="Ubuntu1" svg:font-family="Ubuntu" style:font-adornments="Kursywa" style:font-pitch="variable"/>
    <style:font-face style:name="Ubuntu2" svg:font-family="Ubuntu" style:font-adornments="Pogrubiona" style:font-pitch="variable"/>
    <style:font-face style:name="Ubuntu3" svg:font-family="Ubuntu" style:font-adornments="Regularna" style:font-pitch="variable"/>
  </office:font-face-decls>
  <office:automatic-styles>
    <style:style style:name="Tabela1" style:family="table" style:master-page-name="First_20_Page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388db" officeooo:paragraph-rsid="001388db"/>
    </style:style>
    <style:style style:name="P3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1388db" officeooo:paragraph-rsid="001388db"/>
    </style:style>
    <style:style style:name="P4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</style:style>
    <style:style style:name="P5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</style:style>
    <style:style style:name="P6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7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8" style:family="paragraph" style:parent-style-name="Text_20_body">
      <style:text-properties officeooo:rsid="005adbab" officeooo:paragraph-rsid="005adbab"/>
    </style:style>
    <style:style style:name="P9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658cc4" officeooo:paragraph-rsid="00658cc4"/>
    </style:style>
    <style:style style:name="P10" style:family="paragraph" style:parent-style-name="Text_20_body">
      <style:text-properties officeooo:rsid="008b7549" officeooo:paragraph-rsid="008b7549"/>
    </style:style>
    <style:style style:name="P11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8f3bab" officeooo:paragraph-rsid="008f3bab"/>
    </style:style>
    <style:style style:name="P12" style:family="paragraph" style:parent-style-name="Heading_20_1" style:list-style-name="">
      <style:paragraph-properties fo:text-align="justify" style:justify-single-word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paragraph-rsid="00679f77"/>
    </style:style>
    <style:style style:name="P15" style:family="paragraph" style:parent-style-name="Standard" style:master-page-name="Standard">
      <style:paragraph-properties style:page-number="auto" fo:break-before="page"/>
    </style:style>
    <style:style style:name="P16" style:family="paragraph" style:parent-style-name="Standard">
      <style:paragraph-properties fo:text-align="justify" style:justify-single-word="false"/>
      <style:text-properties officeooo:rsid="0091c723" officeooo:paragraph-rsid="0091c723"/>
    </style:style>
    <style:style style:name="P17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rsid="007d6798" officeooo:paragraph-rsid="00795901"/>
    </style:style>
    <style:style style:name="P19" style:family="paragraph" style:parent-style-name="Text_20_body">
      <style:text-properties officeooo:rsid="0092c6a9" officeooo:paragraph-rsid="0092c6a9"/>
    </style:style>
    <style:style style:name="P20" style:family="paragraph" style:parent-style-name="Text_20_body">
      <style:text-properties officeooo:rsid="0092c6a9" officeooo:paragraph-rsid="0099bd8e"/>
    </style:style>
    <style:style style:name="P21" style:family="paragraph" style:parent-style-name="Text_20_body">
      <style:text-properties fo:font-weight="bold" officeooo:rsid="0092c6a9" officeooo:paragraph-rsid="0092c6a9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Ubuntu" fo:font-size="40pt" fo:font-weight="bold" style:font-size-asian="40pt" style:font-weight-asian="bold" style:font-size-complex="40pt" style:font-weight-complex="bold"/>
    </style:style>
    <style:style style:name="T1" style:family="text">
      <style:text-properties officeooo:rsid="00679f77"/>
    </style:style>
    <style:style style:name="T2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5.6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  <text:sequence-decl text:display-outline-level="0" text:name="Układ"/>
      </text:sequence-decls>
      <table:table table:name="Tabela1" table:style-name="Tabela1">
        <table:table-column table:style-name="Tabela1.A"/>
        <table:table-column table:style-name="Tabela1.B"/>
        <table:table-row table:style-name="TableLine94194448996720">
          <table:table-cell table:style-name="Tabela1.A1" office:value-type="string">
            <text:p text:style-name="P4">Zespół</text:p>
          </table:table-cell>
          <table:table-cell table:style-name="Tabela1.B1" office:value-type="string">
            <text:p text:style-name="P3">Radosław Smoter</text:p>
            <text:p text:style-name="P3">Arkadiusz Halat</text:p>
          </table:table-cell>
        </table:table-row>
        <table:table-row table:style-name="TableLine94194449204656">
          <table:table-cell table:style-name="Tabela1.A2" office:value-type="string">
            <text:p text:style-name="P6">Numer grupy</text:p>
          </table:table-cell>
          <table:table-cell table:style-name="Tabela1.B2" office:value-type="string">
            <text:p text:style-name="P7">LK3</text:p>
          </table:table-cell>
        </table:table-row>
        <table:table-row table:style-name="TableLine94194449206272">
          <table:table-cell table:style-name="Tabela1.A2" office:value-type="string">
            <text:p text:style-name="P3">Nazwa ćwiczenia</text:p>
          </table:table-cell>
          <table:table-cell table:style-name="Tabela1.B2" office:value-type="string">
            <text:p text:style-name="P11">Dyskretyzacja metody: ZOH oraz Tustina.</text:p>
          </table:table-cell>
        </table:table-row>
        <table:table-row table:style-name="TableLine94194449207056">
          <table:table-cell table:style-name="Tabela1.A2" office:value-type="string">
            <text:p text:style-name="P3">Numer ćwiczenia</text:p>
          </table:table-cell>
          <table:table-cell table:style-name="Tabela1.B2" office:value-type="string">
            <text:p text:style-name="P9">3</text:p>
          </table:table-cell>
        </table:table-row>
        <table:table-row table:style-name="TableLine94194449207840">
          <table:table-cell table:style-name="Tabela1.A2" office:value-type="string">
            <text:p text:style-name="P3">Data oddania</text:p>
          </table:table-cell>
          <table:table-cell table:style-name="Tabela1.B2" office:value-type="string">
            <text:p text:style-name="P5"><text:date style:data-style-name="N36" text:date-value="2022-05-22T13:49:04.944044365" text:fixed="true">22.05.2022</text:date></text:p>
          </table:table-cell>
        </table:table-row>
        <table:table-row table:style-name="TableLine94194449208624">
          <table:table-cell table:style-name="Tabela1.A2" office:value-type="string">
            <text:p text:style-name="P3">Prowadzący przedmiot</text:p>
          </table:table-cell>
          <table:table-cell table:style-name="Tabela1.B2" office:value-type="string">
            <text:p text:style-name="P3">Mgr inż. Denys Gutenko</text:p>
          </table:table-cell>
        </table:table-row>
        <table:table-row table:style-name="TableLine94194449209408">
          <table:table-cell table:style-name="Tabela1.A2" office:value-type="string">
            <text:p text:style-name="P3">Ocena</text:p>
          </table:table-cell>
          <table:table-cell table:style-name="Tabela1.B2" office:value-type="string">
            <text:p text:style-name="P5"/>
          </table:table-cell>
        </table:table-row>
      </table:table>
      <text:p text:style-name="Standard"><draw:frame text:anchor-type="paragraph" draw:z-index="0" draw:name="Kształt1" draw:style-name="gr1" draw:text-style-name="P23" svg:width="13.891cm" svg:height="5.666cm" svg:x="1.595cm" svg:y="4.371cm"><draw:text-box><text:p text:style-name="P22"><text:span text:style-name="T2">Modelowanie</text:span></text:p><text:p text:style-name="P22"><text:span text:style-name="T2">Układów</text:span></text:p><text:p text:style-name="P22"><text:span text:style-name="T2">Dynamicznych</text:span></text:p></draw:text-box></draw:frame></text:p>
      <text:table-of-content text:style-name="Sect1" text:protected="true" text:name="Spis treści1">
        <text:table-of-content-source text:outline-level="3">
          <text:index-title-template text:style-name="Standard">Spis treści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5">Spis treści</text:p>
          </text:index-title>
          <text:p text:style-name="P17"><text:a xlink:type="simple" xlink:href="#__RefHeading___Toc218_3066311841" text:style-name="Index_20_Link" text:visited-style-name="Index_20_Link"><text:s/>1 <text:s/>Cel ćwiczenia<text:tab/>3</text:a></text:p>
          <text:p text:style-name="P17"><text:a xlink:type="simple" xlink:href="#__RefHeading___Toc2754_262241951" text:style-name="Index_20_Link" text:visited-style-name="Index_20_Link"><text:s/>2 <text:s/>Transmitancje<text:tab/>4</text:a></text:p>
          <text:p text:style-name="P17"><text:a xlink:type="simple" xlink:href="#__RefHeading___Toc918_594597430" text:style-name="Index_20_Link" text:visited-style-name="Index_20_Link"><text:s/>3 <text:s/>Kod<text:tab/>5</text:a></text:p>
          <text:p text:style-name="P17"><text:a xlink:type="simple" xlink:href="#__RefHeading___Toc240_3066311841" text:style-name="Index_20_Link" text:visited-style-name="Index_20_Link"><text:s/>4 <text:s/>Wyniki<text:tab/>6</text:a></text:p>
          <text:p text:style-name="P17"><text:a xlink:type="simple" xlink:href="#__RefHeading___Toc242_3066311841" text:style-name="Index_20_Link" text:visited-style-name="Index_20_Link"><text:s/>5 <text:s/>Opis działania programu<text:tab/>7</text:a></text:p>
          <text:p text:style-name="P17"><text:a xlink:type="simple" xlink:href="#__RefHeading___Toc244_3066311841" text:style-name="Index_20_Link" text:visited-style-name="Index_20_Link"><text:s/>6 <text:s/>Wnioski<text:tab/>8</text:a></text:p>
          <text:p text:style-name="P17"><text:a xlink:type="simple" xlink:href="#__RefHeading___Toc246_3066311841" text:style-name="Index_20_Link" text:visited-style-name="Index_20_Link"><text:s/>7 <text:s/>Uwagi<text:tab/>9</text:a></text:p>
        </text:index-body>
      </text:table-of-content>
      <text:h text:style-name="P12" text:outline-level="1"/>
      <text:h text:style-name="P13" text:outline-level="1"><text:bookmark-start text:name="__RefHeading___Toc218_3066311841"/>Cel ćwiczenia<text:bookmark-end text:name="__RefHeading___Toc218_3066311841"/></text:h>
      <text:p text:style-name="P16">Zamiana ciągłego sygnału na sygnał dyskretny.</text:p>
      <text:h text:style-name="P13" text:outline-level="1"><text:bookmark-start text:name="__RefHeading___Toc2754_262241951"/>Transmitancje<text:bookmark-end text:name="__RefHeading___Toc2754_262241951"/></text:h>
      <text:h text:style-name="Heading_20_2" text:outline-level="2">Zadanie 1.</text:h>
      <text:h text:style-name="Heading_20_3" text:outline-level="3">Obiekt inercyjny III rzędu.</text:h>
      <text:p text:style-name="P19"><draw:frame draw:style-name="fr1" draw:name="Obiekt1" text:anchor-type="as-char" svg:y="-0.619cm" svg:width="6.244cm" svg:height="1.03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9"><draw:frame draw:style-name="fr1" draw:name="Obiekt7" text:anchor-type="as-char" svg:y="-0.967cm" svg:width="5.763cm" svg:height="1.344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h text:style-name="Heading_20_3" text:outline-level="3">Obiekt inercyjny IV rzędu.</text:h>
      <text:p text:style-name="P19"><draw:frame draw:style-name="fr1" draw:name="Obiekt2" text:anchor-type="as-char" svg:y="-0.619cm" svg:width="7.856cm" svg:height="1.037cm" draw:z-index="2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19"><draw:frame draw:style-name="fr1" draw:name="Obiekt8" text:anchor-type="as-char" svg:y="-0.967cm" svg:width="8.338cm" svg:height="1.344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h text:style-name="Heading_20_2" text:outline-level="2">Zadanie 2.</text:h>
      <text:p text:style-name="P19"><draw:frame draw:style-name="fr1" draw:name="Obiekt3" text:anchor-type="as-char" svg:y="-0.619cm" svg:width="3.272cm" svg:height="1.037cm" draw:z-index="3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19"><draw:frame draw:style-name="fr1" draw:name="Obiekt10" text:anchor-type="as-char" svg:y="-0.967cm" svg:width="3.067cm" svg:height="1.344cm" draw:z-index="10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h text:style-name="Heading_20_2" text:outline-level="2">Zadanie 3.</text:h>
      <text:p text:style-name="P20"><draw:frame draw:style-name="fr1" draw:name="Obiekt9" text:anchor-type="as-char" svg:y="-0.619cm" svg:width="3.041cm" svg:height="1.037cm" draw:z-index="9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20"><draw:frame draw:style-name="fr1" draw:name="Obiekt11" text:anchor-type="as-char" svg:y="-0.967cm" svg:width="3.463cm" svg:height="1.344cm" draw:z-index="11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h text:style-name="Heading_20_2" text:outline-level="2">Zadanie 4.</text:h>
      <text:p text:style-name="P19"><draw:frame draw:style-name="fr1" draw:name="Obiekt4" text:anchor-type="as-char" svg:y="-0.619cm" svg:width="4.643cm" svg:height="1.037cm" draw:z-index="4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19"><draw:frame draw:style-name="fr1" draw:name="Obiekt12" text:anchor-type="as-char" svg:y="-0.967cm" svg:width="4.06cm" svg:height="1.344cm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<text:h text:style-name="Heading_20_2" text:outline-level="2"><text:soft-page-break/>Zadanie 5.</text:h>
      <text:p text:style-name="P19"><draw:frame draw:style-name="fr1" draw:name="Obiekt5" text:anchor-type="as-char" svg:y="-0.619cm" svg:width="5.389cm" svg:height="1.058cm" draw:z-index="5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P21"><draw:frame draw:style-name="fr1" draw:name="Obiekt13" text:anchor-type="as-char" svg:y="-1.252cm" svg:width="5.306cm" svg:height="1.632cm" draw:z-index="13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h text:style-name="Heading_20_2" text:outline-level="2">Zadanie 6.</text:h>
      <text:p text:style-name="P19"><draw:frame draw:style-name="fr1" draw:name="Obiekt6" text:anchor-type="as-char" svg:y="-0.681cm" svg:width="3.014cm" svg:height="1.058cm" draw:z-index="6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19"><draw:frame draw:style-name="fr1" draw:name="Obiekt14" text:anchor-type="as-char" svg:y="-0.723cm" svg:width="3.891cm" svg:height="1.101cm" draw:z-index="14"><draw:object xlink:href="./Object 14" xlink:type="simple" xlink:show="embed" xlink:actuate="onLoad"/><draw:image xlink:href="./ObjectReplacements/Object 14" xlink:type="simple" xlink:show="embed" xlink:actuate="onLoad"/><svg:desc>formuła</svg:desc></draw:frame>Nagłówek 3</text:p>
      <text:h text:style-name="P14" text:outline-level="1"><text:bookmark-start text:name="__RefHeading___Toc918_594597430"/><text:span text:style-name="T1">Kod</text:span><text:bookmark-end text:name="__RefHeading___Toc918_594597430"/></text:h>
      <text:h text:style-name="Heading_20_2" text:outline-level="2">Zadanie 1.</text:h>
      <text:h text:style-name="Heading_20_3" text:outline-level="3">Obiekt inercyjny III rzędu.</text:h>
      <text:p text:style-name="code">clear; close all; clc; %czyszczenie workspace</text:p>
      <text:p text:style-name="code"/>
      <text:p text:style-name="code">% Stałe.</text:p>
      <text:p text:style-name="code">k = 3.5; % Wzmocnienie układu inercyjnego.</text:p>
      <text:p text:style-name="code">T = 3.5; % Stała czasowa.</text:p>
      <text:p text:style-name="code">T1 = 1.5; % Stała czasowa.</text:p>
      <text:p text:style-name="code">T2 = 2.5; % Stała czasowa.</text:p>
      <text:p text:style-name="code"/>
      <text:p text:style-name="code">% Czas.</text:p>
      <text:p text:style-name="code">Ts = 0.5; % Czas próbkowania.</text:p>
      <text:p text:style-name="code">t = 0:Ts:30; % zakres zmiennej czasu</text:p>
      <text:p text:style-name="code"/>
      <text:p text:style-name="code">% Stwórz obiekt inercyjny.</text:p>
      <text:p text:style-name="code">s = tf('s'); % Definicja operatora Laplace'a.</text:p>
      <text:p text:style-name="code">Iner = k / ((1 + s * T) * (1 + s * T1) * (1 + s * T2)); % Obiekt inercyjny III rzędu.</text:p>
      <text:p text:style-name="code">Iner_ZOH = c2d(Iner, Ts, 'zoh'); % Dyskretyzacja metodą ZOH.</text:p>
      <text:p text:style-name="code">Iner_Tustin = c2d(Iner, Ts, 'tustin'); % Dyskretyzacja metodą Tustina.</text:p>
      <text:p text:style-name="code"/>
      <text:p text:style-name="code">figure(1)</text:p>
      <text:p text:style-name="code"/>
      <text:p text:style-name="code">% Odpowiedź na wymuszenie skokowe.</text:p>
      <text:p text:style-name="code">[W, time] = step(Iner, t);</text:p>
      <text:p text:style-name="code">[Wd, time] = step(Iner_ZOH, t); % Układ ZOH.</text:p>
      <text:p text:style-name="code">[Wd1, time] = step(Iner_Tustin, t); % Układ Tustina.</text:p>
      <text:p text:style-name="code"/>
      <text:p text:style-name="code">% Charakterystyka odpowiedzi skokowej.</text:p>
      <text:p text:style-name="code">plot(t, W); hold all;</text:p>
      <text:p text:style-name="code">stairs(t, Wd);</text:p>
      <text:p text:style-name="code">stairs(t, Wd1);</text:p>
      <text:p text:style-name="code"/>
      <text:p text:style-name="code">legend('Ciągły', "ZOH", "Tustin");</text:p>
      <text:p text:style-name="code">grid on;</text:p>
      <text:h text:style-name="Heading_20_3" text:outline-level="3">Obiekt inercyjny IV rzędu.</text:h>
      <text:p text:style-name="code">clear; close all; clc; %czyszczenie workspace</text:p>
      <text:p text:style-name="code"/>
      <text:p text:style-name="code">% Stałe.</text:p>
      <text:p text:style-name="code">k = 3.5; % Wzmocnienie układu inercyjnego.</text:p>
      <text:p text:style-name="code">T = 3.5; % Stała czasowa.</text:p>
      <text:p text:style-name="code">T1 = 1.5; % Stała czasowa.</text:p>
      <text:p text:style-name="code">T2 = 2.5; % Stała czasowa.</text:p>
      <text:p text:style-name="code">T0 = 0.7; % Opóźnienie.</text:p>
      <text:p text:style-name="code"/>
      <text:p text:style-name="code"><text:soft-page-break/>% Czas.</text:p>
      <text:p text:style-name="code">Ts = 0.5; % Czas próbkowania.</text:p>
      <text:p text:style-name="code">t = 0:Ts:30; % zakres zmiennej czasu</text:p>
      <text:p text:style-name="code"/>
      <text:p text:style-name="code">% Stwórz obiekt inercyjny.</text:p>
      <text:p text:style-name="code">s = tf('s'); % Definicja operatora Laplace'a.</text:p>
      <text:p text:style-name="code">Iner = k / ((1 + s * T) * (1 + s * T1) * (1 + s * T2) * (1 + s * T0)); % Obiekt inercyjny IV rzędu.</text:p>
      <text:p text:style-name="code">Iner_ZOH = c2d(Iner, Ts, 'zoh'); % Dyskretyzacja metodą ZOH.</text:p>
      <text:p text:style-name="code">Iner_Tustin = c2d(Iner, Ts, 'tustin'); % Dyskretyzacja metodą Tustina.</text:p>
      <text:p text:style-name="code"/>
      <text:p text:style-name="code">figure(1)</text:p>
      <text:p text:style-name="code"/>
      <text:p text:style-name="code">% Odpowiedź na wymuszenie skokowe.</text:p>
      <text:p text:style-name="code">[W, time] = step(Iner, t);</text:p>
      <text:p text:style-name="code">[Wd, time] = step(Iner_ZOH, t); % Układ ZOH.</text:p>
      <text:p text:style-name="code">[Wd1, time] = step(Iner_Tustin, t); % Układ Tustina.</text:p>
      <text:p text:style-name="code"/>
      <text:p text:style-name="code">% Charakterystyka odpowiedzi skokowej.</text:p>
      <text:p text:style-name="code">plot(t, W); hold all;</text:p>
      <text:p text:style-name="code">stairs(t, Wd);</text:p>
      <text:p text:style-name="code">stairs(t, Wd1);</text:p>
      <text:p text:style-name="code"/>
      <text:p text:style-name="code">legend('Ciągły', "ZOH", "Tustin");</text:p>
      <text:p text:style-name="code">grid on;</text:p>
      <text:h text:style-name="Heading_20_2" text:outline-level="2">Zadanie 2.</text:h>
      <text:p text:style-name="code">clear; close all; clc; %czyszczenie workspace</text:p>
      <text:p text:style-name="code"/>
      <text:p text:style-name="code">% Stałe.</text:p>
      <text:p text:style-name="code">k = 3.5; % Wzmocnienie układu inercyjnego.</text:p>
      <text:p text:style-name="code">T = 3.5; % Stała czasowa.</text:p>
      <text:p text:style-name="code"/>
      <text:p text:style-name="code">% Czas.</text:p>
      <text:p text:style-name="code">Ts = 0.5; % Czas próbkowania.</text:p>
      <text:p text:style-name="code">t = 0:Ts:30; % zakres zmiennej czasu</text:p>
      <text:p text:style-name="code"/>
      <text:p text:style-name="code">% Stwórz obiekt inercyjny.</text:p>
      <text:p text:style-name="code">s = tf('s'); % Definicja operatora Laplace'a.</text:p>
      <text:p text:style-name="code">Iner = k / (T * s^2 + s); % Obiekt całkujący z inercją.</text:p>
      <text:p text:style-name="code">Iner_ZOH = c2d(Iner, Ts, 'zoh'); % Dyskretyzacja metodą ZOH.</text:p>
      <text:p text:style-name="code">Iner_Tustin = c2d(Iner, Ts, 'tustin'); % Dyskretyzacja metodą Tustina.</text:p>
      <text:p text:style-name="code"/>
      <text:p text:style-name="code">figure(1)</text:p>
      <text:p text:style-name="code"/>
      <text:p text:style-name="code">% Odpowiedź na wymuszenie skokowe.</text:p>
      <text:p text:style-name="code">[W, time] = step(Iner, t);</text:p>
      <text:p text:style-name="code">[Wd, time] = step(Iner_ZOH, t); % Układ ZOH.</text:p>
      <text:p text:style-name="code">[Wd1, time] = step(Iner_Tustin, t); % Układ Tustina.</text:p>
      <text:p text:style-name="code"/>
      <text:p text:style-name="code">% Charakterystyka odpowiedzi skokowej.</text:p>
      <text:p text:style-name="code">plot(t, W); hold all;</text:p>
      <text:p text:style-name="code"><text:soft-page-break/>stairs(t, Wd);</text:p>
      <text:p text:style-name="code">stairs(t, Wd1);</text:p>
      <text:p text:style-name="code"/>
      <text:p text:style-name="code">legend('Ciągły', "ZOH", "Tustin");</text:p>
      <text:p text:style-name="code">grid on;</text:p>
      <text:h text:style-name="Heading_20_2" text:outline-level="2">Zadanie 3.</text:h>
      <text:p text:style-name="code">clear; close all; clc; %czyszczenie workspace</text:p>
      <text:p text:style-name="code"/>
      <text:p text:style-name="code">% Stałe.</text:p>
      <text:p text:style-name="code">k = 3.5; % Wzmocnienie układu inercyjnego.</text:p>
      <text:p text:style-name="code">T = 3.5; % Stała czasowa.</text:p>
      <text:p text:style-name="code">T1 = 1.5; % Stała czasowa.</text:p>
      <text:p text:style-name="code">T2 = 2.5; % Stała czasowa.</text:p>
      <text:p text:style-name="code">T0 = 0.7; % Opóźnienie.</text:p>
      <text:p text:style-name="code">zeta = 0.35; % Współczynnik tłumienia.</text:p>
      <text:p text:style-name="code"/>
      <text:p text:style-name="code">% Czas.</text:p>
      <text:p text:style-name="code">Ts = 0.5; % Czas próbkowania.</text:p>
      <text:p text:style-name="code">t = 0:Ts:30; % zakres zmiennej czasu</text:p>
      <text:p text:style-name="code"/>
      <text:p text:style-name="code">% Stwórz obiekt inercyjny.</text:p>
      <text:p text:style-name="code">s = tf('s'); % Definicja operatora Laplace'a.</text:p>
      <text:p text:style-name="code">Iner = (k * s) / (T * s + 1); % Obiekt różniczkujący rzeczywisty.</text:p>
      <text:p text:style-name="code">Iner_ZOH = c2d(Iner, Ts, 'zoh'); % Dyskretyzacja metodą ZOH.</text:p>
      <text:p text:style-name="code">Iner_Tustin = c2d(Iner, Ts, 'tustin'); % Dyskretyzacja metodą Tustina.</text:p>
      <text:p text:style-name="code"/>
      <text:p text:style-name="code">figure(1)</text:p>
      <text:p text:style-name="code"/>
      <text:p text:style-name="code">% Odpowiedź na wymuszenie skokowe.</text:p>
      <text:p text:style-name="code">[W, time] = step(Iner, t);</text:p>
      <text:p text:style-name="code">[Wd, time] = step(Iner_ZOH, t); % Układ ZOH.</text:p>
      <text:p text:style-name="code">[Wd1, time] = step(Iner_Tustin, t); % Układ Tustina.</text:p>
      <text:p text:style-name="code"/>
      <text:p text:style-name="code">% Charakterystyka odpowiedzi skokowej.</text:p>
      <text:p text:style-name="code">plot(t, W); hold all;</text:p>
      <text:p text:style-name="code">stairs(t, Wd);</text:p>
      <text:p text:style-name="code">stairs(t, Wd1);</text:p>
      <text:p text:style-name="code"/>
      <text:p text:style-name="code">legend('Ciągły', "ZOH", "Tustin");</text:p>
      <text:p text:style-name="code">grid on;</text:p>
      <text:h text:style-name="Heading_20_2" text:outline-level="2">Zadanie 4.</text:h>
      <text:p text:style-name="code">clear; close all; clc; %czyszczenie workspace</text:p>
      <text:p text:style-name="code"/>
      <text:p text:style-name="code">% Stałe.</text:p>
      <text:p text:style-name="code">k = 3.5; % Wzmocnienie układu inercyjnego.</text:p>
      <text:p text:style-name="code">T = 3.5; % Stała czasowa.</text:p>
      <text:p text:style-name="code">T1 = 1.5; % Stała czasowa.</text:p>
      <text:p text:style-name="code"/>
      <text:p text:style-name="code">% Czas.</text:p>
      <text:p text:style-name="code"><text:soft-page-break/>Ts = 0.5; % Czas próbkowania.</text:p>
      <text:p text:style-name="code">t = 0:Ts:30; % zakres zmiennej czasu</text:p>
      <text:p text:style-name="code"/>
      <text:p text:style-name="code">% Stwórz obiekt inercyjny.</text:p>
      <text:p text:style-name="code">s = tf('s'); % Definicja operatora Laplace'a.</text:p>
      <text:p text:style-name="code">Iner = k / (T * s + 1) / (T1 * s + 1); % Obiekt inercyjny II rzędu.</text:p>
      <text:p text:style-name="code">Iner_ZOH = c2d(Iner, Ts, 'zoh'); % Dyskretyzacja metodą ZOH.</text:p>
      <text:p text:style-name="code">Iner_Tustin = c2d(Iner, Ts, 'tustin'); % Dyskretyzacja metodą Tustina.</text:p>
      <text:p text:style-name="code"/>
      <text:p text:style-name="code">figure(1)</text:p>
      <text:p text:style-name="code"/>
      <text:p text:style-name="code">% Odpowiedź na wymuszenie skokowe.</text:p>
      <text:p text:style-name="code">[W, time] = step(Iner, t);</text:p>
      <text:p text:style-name="code">[Wd, time] = step(Iner_ZOH, t); % Układ ZOH.</text:p>
      <text:p text:style-name="code">[Wd1, time] = step(Iner_Tustin, t); % Układ Tustina.</text:p>
      <text:p text:style-name="code"/>
      <text:p text:style-name="code">% Charakterystyka odpowiedzi skokowej.</text:p>
      <text:p text:style-name="code">plot(t, W); hold all;</text:p>
      <text:p text:style-name="code">stairs(t, Wd);</text:p>
      <text:p text:style-name="code">stairs(t, Wd1);</text:p>
      <text:p text:style-name="code"/>
      <text:p text:style-name="code">legend('Ciągły', "ZOH", "Tustin");</text:p>
      <text:p text:style-name="code">grid on;</text:p>
      <text:h text:style-name="Heading_20_2" text:outline-level="2">Zadanie 5.</text:h>
      <text:p text:style-name="code">clear; close all; clc; %czyszczenie workspace</text:p>
      <text:p text:style-name="code"/>
      <text:p text:style-name="code">% Stałe.</text:p>
      <text:p text:style-name="code">k = 3.5; % Wzmocnienie układu inercyjnego.</text:p>
      <text:p text:style-name="code">T = 3.5; % Stała czasowa.</text:p>
      <text:p text:style-name="code">zeta = 0.35; % Współczynnik tłumienia.</text:p>
      <text:p text:style-name="code"/>
      <text:p text:style-name="code">% Czas.</text:p>
      <text:p text:style-name="code">Ts = 0.5; % Czas próbkowania.</text:p>
      <text:p text:style-name="code">t = 0:Ts:30; % zakres zmiennej czasu</text:p>
      <text:p text:style-name="code"/>
      <text:p text:style-name="code">% Stwórz obiekt inercyjny.</text:p>
      <text:p text:style-name="code">s = tf('s'); % Definicja operatora Laplace'a.</text:p>
      <text:p text:style-name="code">Iner = k / (T^2 * s^2 + 2 * zeta * T * s + 1); % Obiekt całkujący z inercją.</text:p>
      <text:p text:style-name="code">Iner_ZOH = c2d(Iner, Ts, 'zoh'); % Dyskretyzacja metodą ZOH.</text:p>
      <text:p text:style-name="code">Iner_Tustin = c2d(Iner, Ts, 'tustin'); % Dyskretyzacja metodą Tustina.</text:p>
      <text:p text:style-name="code"/>
      <text:p text:style-name="code">figure(1)</text:p>
      <text:p text:style-name="code"/>
      <text:p text:style-name="code">% Odpowiedź na wymuszenie skokowe.</text:p>
      <text:p text:style-name="code">[W, time] = step(Iner, t);</text:p>
      <text:p text:style-name="code">[Wd, time] = step(Iner_ZOH, t); % Układ ZOH.</text:p>
      <text:p text:style-name="code">[Wd1, time] = step(Iner_Tustin, t); % Układ Tustina.</text:p>
      <text:p text:style-name="code"/>
      <text:p text:style-name="code">% Charakterystyka odpowiedzi skokowej.</text:p>
      <text:p text:style-name="code">plot(t, W); hold all;</text:p>
      <text:p text:style-name="code"><text:soft-page-break/>stairs(t, Wd);</text:p>
      <text:p text:style-name="code">stairs(t, Wd1);</text:p>
      <text:p text:style-name="code"/>
      <text:p text:style-name="code">legend('Ciągły', "ZOH", "Tustin");</text:p>
      <text:p text:style-name="code">grid on;</text:p>
      <text:h text:style-name="Heading_20_2" text:outline-level="2">Zadanie 6.</text:h>
      <text:p text:style-name="code">clear; close all; clc; %czyszczenie workspace</text:p>
      <text:p text:style-name="code"/>
      <text:p text:style-name="code">% Stałe.</text:p>
      <text:p text:style-name="code">k = 3.5; % Wzmocnienie układu inercyjnego.</text:p>
      <text:p text:style-name="code">T = 3.5; % Stała czasowa.</text:p>
      <text:p text:style-name="code">T0 = 0.7; % Opóźnienie.</text:p>
      <text:p text:style-name="code">% Czas opóźnienia jest zaokrąglany do najbliższej wartości czasu próbkowania Ts.</text:p>
      <text:p text:style-name="code"/>
      <text:p text:style-name="code">% Czas.</text:p>
      <text:p text:style-name="code">Ts = 0.5; % Czas próbkowania.</text:p>
      <text:p text:style-name="code">t = 0:Ts:30; % zakres zmiennej czasu</text:p>
      <text:p text:style-name="code"/>
      <text:p text:style-name="code">% Stwórz obiekt inercyjny.</text:p>
      <text:p text:style-name="code">s = tf('s'); % Definicja operatora Laplace'a.</text:p>
      <text:p text:style-name="code">Iner = k * exp(-s * T0) / (T * s + 1); % Obiekt całkujący z inercją.</text:p>
      <text:p text:style-name="code">Iner_ZOH = c2d(Iner, Ts, 'zoh'); % Dyskretyzacja metodą ZOH.</text:p>
      <text:p text:style-name="code">Iner_Tustin = c2d(Iner, Ts, 'tustin'); % Dyskretyzacja metodą Tustina.</text:p>
      <text:p text:style-name="code"/>
      <text:p text:style-name="code">figure(1)</text:p>
      <text:p text:style-name="code"/>
      <text:p text:style-name="code">% Odpowiedź na wymuszenie skokowe.</text:p>
      <text:p text:style-name="code">[W, time] = step(Iner, t);</text:p>
      <text:p text:style-name="code">[Wd, time] = step(Iner_ZOH, t); % Układ ZOH.</text:p>
      <text:p text:style-name="code">[Wd1, time] = step(Iner_Tustin, t); % Układ Tustina.</text:p>
      <text:p text:style-name="code"/>
      <text:p text:style-name="code">% Charakterystyka odpowiedzi skokowej.</text:p>
      <text:p text:style-name="code">plot(t, W); hold all;</text:p>
      <text:p text:style-name="code">stairs(t, Wd);</text:p>
      <text:p text:style-name="code">stairs(t, Wd1);</text:p>
      <text:p text:style-name="code"/>
      <text:p text:style-name="code">legend('Ciągły', "ZOH", "Tustin");</text:p>
      <text:p text:style-name="code">grid on;</text:p>
      <text:h text:style-name="P13" text:outline-level="1"><text:bookmark-start text:name="__RefHeading___Toc240_3066311841"/>Wyniki<text:bookmark-end text:name="__RefHeading___Toc240_3066311841"/></text:h>
      <text:h text:style-name="Heading_20_2" text:outline-level="2">Zadanie 1.</text:h>
      <text:h text:style-name="Heading_20_3" text:outline-level="3">Obiekt inercyjny III rzędu.</text:h>
      <text:p text:style-name="Text_20_body"/>
      <text:h text:style-name="Heading_20_3" text:outline-level="3">Obiekt inercyjny IV rzędu.</text:h>
      <text:h text:style-name="Heading_20_2" text:outline-level="2">Zadanie 2.</text:h>
      <text:h text:style-name="Heading_20_2" text:outline-level="2">Zadanie 3.</text:h>
      <text:h text:style-name="Heading_20_2" text:outline-level="2">Zadanie 4.</text:h>
      <text:h text:style-name="Heading_20_2" text:outline-level="2">Zadanie 5.</text:h>
      <text:h text:style-name="Heading_20_2" text:outline-level="2">Zadanie 6.</text:h>
      <text:h text:style-name="P13" text:outline-level="1"><text:bookmark-start text:name="__RefHeading___Toc242_3066311841"/>Opis działania programu<text:bookmark-end text:name="__RefHeading___Toc242_3066311841"/></text:h>
      <text:p text:style-name="P18"/>
      <text:h text:style-name="P13" text:outline-level="1"><text:bookmark-start text:name="__RefHeading___Toc244_3066311841"/>Wnioski<text:bookmark-end text:name="__RefHeading___Toc244_3066311841"/></text:h>
      <text:p text:style-name="P10"/>
      <text:h text:style-name="P13" text:outline-level="1"><text:bookmark-start text:name="__RefHeading___Toc246_3066311841"/>Uwagi<text:bookmark-end text:name="__RefHeading___Toc246_3066311841"/>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n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" style:font-adornments="Regularna" style:font-pitch="fixed"/>
    <style:font-face style:name="Ubuntu" svg:font-family="Ubuntu" style:font-pitch="variable"/>
    <style:font-face style:name="Ubuntu1" svg:font-family="Ubuntu" style:font-adornments="Kursywa" style:font-pitch="variable"/>
    <style:font-face style:name="Ubuntu2" svg:font-family="Ubuntu" style:font-adornments="Pogrubiona" style:font-pitch="variable"/>
    <style:font-face style:name="Ubuntu3" svg:font-family="Ubuntu" style:font-adornments="Regular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3" fo:font-family="Ubuntu" style:font-style-name="Regularna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Pogrubiona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Pogrubion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font-name="Ubuntu1" fo:font-family="Ubuntu" style:font-style-name="Kursywa" style:font-pitch="variable" fo:font-size="101%" fo:font-style="normal" fo:font-weight="bold" style:font-size-asian="101%" style:font-weight-asian="bold" style:font-size-complex="101%" style:font-weight-complex="bold"/>
    </style:style>
    <style:style style:name="code" style:family="paragraph" style:parent-style-name="Preformatted_20_Text" style:master-page-name="">
      <style:paragraph-properties fo:margin-left="1cm" fo:margin-right="0cm" fo:text-align="start" style:justify-single-word="false" fo:text-indent="0cm" style:auto-text-indent="false" style:page-number="auto"/>
      <style:text-properties style:font-name="Source Code Pro" fo:font-family="'Source Code Pro'" style:font-style-name="Regularna" style:font-pitch="fixe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ykres" style:family="paragraph" style:parent-style-name="Caption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Układ" style:family="paragraph" style:parent-style-name="Caption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388db" officeooo:paragraph-rsid="00138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delowanie układów dynamicznych</text:p>
      </style:header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1:58:09.231987305</meta:creation-date>
    <dc:date>2022-05-22T14:22:45.723990450</dc:date>
    <meta:editing-duration>PT2H47M2S</meta:editing-duration>
    <meta:editing-cycles>61</meta:editing-cycles>
    <meta:generator>LibreOffice/7.3.2.2$Linux_X86_64 LibreOffice_project/30$Build-2</meta:generator>
    <meta:document-statistic meta:table-count="1" meta:image-count="0" meta:object-count="14" meta:page-count="14" meta:paragraph-count="245" meta:word-count="1173" meta:character-count="6767" meta:non-whitespace-character-count="5782"/>
  </office:meta>
</office:document-meta>
</file>

<file path=Object 1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,5</mn>
          <mrow>
            <mrow>
              <mo fence="true" form="prefix" stretchy="false">(</mo>
              <mrow>
                <mrow>
                  <mn>3,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,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2,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</mrow>
        </mfrac>
      </mrow>
    </mrow>
    <annotation encoding="StarMath 5.0">G(s) = 3,5 over {(3,5s + 1)(1,5s + 1)(2,5s + 1)}</annotation>
  </semantics>
</math>
</file>

<file path=Object 10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row>
        <mfrac>
          <mn>7</mn>
          <mn>2</mn>
        </mfrac>
        <mo stretchy="false">−</mo>
        <mfrac>
          <mrow>
            <mn>7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7</mn>
              </mfrac>
            </msup>
          </mrow>
          <mn>2</mn>
        </mfrac>
      </mrow>
    </mrow>
    <annotation encoding="StarMath 5.0">laplace^-1 = 
	7 over 2 -
	{ 7 e^{-{2t} over 7} } over 2</annotation>
  </semantics>
</math>
</file>

<file path=Object 11/content.xml><?xml version="1.0" encoding="utf-8"?>
<math xmlns="http://www.w3.org/1998/Math/MathML" display="block">
  <semantics>
    <mrow>
      <mrow>
        <msup>
          <mo stretchy="false">ℒ</mo>
          <mrow>
            <mo stretchy="false">−</mo>
            <mn>1</mn>
          </mrow>
        </msup>
        <mo stretchy="false">=</mo>
        <mi>δ</mi>
      </mrow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frac>
          <mrow>
            <mn>2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7</mn>
              </mfrac>
            </msup>
          </mrow>
          <mn>7</mn>
        </mfrac>
      </mrow>
    </mrow>
    <annotation encoding="StarMath 5.0">laplace^-1 = 
	%delta (t) -
	{ 2 e^{-{2t} over 7} } over 7</annotation>
  </semantics>
</math>
</file>

<file path=Object 12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row>
        <mfrac>
          <mrow>
            <mo stretchy="false">−</mo>
            <mrow>
              <mn>7</mn>
              <msup>
                <mi>e</mi>
                <mfrac>
                  <mrow>
                    <mo stretchy="false">−</mo>
                    <mrow>
                      <mn>2</mn>
                      <mi>t</mi>
                    </mrow>
                  </mrow>
                  <mn>3</mn>
                </mfrac>
              </msup>
            </mrow>
          </mrow>
          <mn>4</mn>
        </mfrac>
        <mo stretchy="false">+</mo>
        <mfrac>
          <mrow>
            <mn>7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7</mn>
              </mfrac>
            </msup>
          </mrow>
          <mn>4</mn>
        </mfrac>
      </mrow>
    </mrow>
    <annotation encoding="StarMath 5.0">laplace^-1 = 
	- { 7 e^{-{2t} over 3} } over 4 +
	{ 7 e^{-{2t} over 7} } over 4</annotation>
  </semantics>
</math>
</file>

<file path=Object 13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frac>
        <mrow>
          <mn>20</mn>
          <msqrt>
            <mn>39</mn>
          </msqrt>
          <msup>
            <mi>e</mi>
            <mfrac>
              <mrow>
                <mo stretchy="false">−</mo>
                <mi>t</mi>
              </mrow>
              <mn>10</mn>
            </mfrac>
          </msup>
          <mi>sin</mi>
          <mrow>
            <mo fence="true" form="prefix" stretchy="false">(</mo>
            <mrow>
              <mfrac>
                <mrow>
                  <mn>3</mn>
                  <msqrt>
                    <mn>39</mn>
                  </msqrt>
                  <mi>t</mi>
                </mrow>
                <mn>70</mn>
              </mfrac>
            </mrow>
            <mo fence="true" form="postfix" stretchy="false">)</mo>
          </mrow>
        </mrow>
        <mn>117</mn>
      </mfrac>
    </mrow>
    <annotation encoding="StarMath 5.0">laplace^-1 = 
	{ 20 sqrt 39 e^{-{t} over 10} sin({3 sqrt 39 t} over 70) } over 117</annotation>
  </semantics>
</math>
</file>

<file path=Object 14/content.xml><?xml version="1.0" encoding="utf-8"?>
<math xmlns="http://www.w3.org/1998/Math/MathML" display="block">
  <semantics>
    <mrow>
      <mrow>
        <msup>
          <mo stretchy="false">ℒ</mo>
          <mrow>
            <mo stretchy="false">−</mo>
            <mn>1</mn>
          </mrow>
        </msup>
        <mo stretchy="false">=</mo>
        <msup>
          <mi>e</mi>
          <mrow>
            <mfrac>
              <mn>1</mn>
              <mn>5</mn>
            </mfrac>
            <mo stretchy="false">−</mo>
            <mfrac>
              <mrow>
                <mn>2</mn>
                <mi>t</mi>
              </mrow>
              <mn>7</mn>
            </mfrac>
          </mrow>
        </msup>
      </mrow>
      <mi>θ</mi>
      <mrow>
        <mo fence="true" form="prefix" stretchy="false">(</mo>
        <mrow>
          <mrow>
            <mi>t</mi>
            <mo stretchy="false">−</mo>
            <mfrac>
              <mn>7</mn>
              <mn>10</mn>
            </mfrac>
          </mrow>
        </mrow>
        <mo fence="true" form="postfix" stretchy="false">)</mo>
      </mrow>
    </mrow>
    <annotation encoding="StarMath 5.0">laplace^-1 = 
	e^{1 over 5 - {2 t} over 7}
	%theta(t - 7 over 10)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,5</mn>
          <mrow>
            <mrow>
              <mo fence="true" form="prefix" stretchy="false">(</mo>
              <mrow>
                <mrow>
                  <mn>3,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,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2,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0,7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</mrow>
        </mfrac>
      </mrow>
    </mrow>
    <annotation encoding="StarMath 5.0">G(s) = 3,5 over {(3,5s + 1)(1,5s + 1)(2,5s + 1)(0,7s + 1)}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,5</mn>
          <mrow>
            <mi>s</mi>
            <mrow>
              <mo fence="true" form="prefix" stretchy="false">(</mo>
              <mrow>
                <mrow>
                  <mn>3,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</mrow>
        </mfrac>
      </mrow>
    </mrow>
    <annotation encoding="StarMath 5.0">G(s) = 3,5 over { s (3,5s + 1) }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,5</mn>
          <mrow>
            <mrow>
              <mo fence="true" form="prefix" stretchy="false">(</mo>
              <mrow>
                <mrow>
                  <mn>3.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,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</mrow>
        </mfrac>
      </mrow>
    </mrow>
    <annotation encoding="StarMath 5.0">G(s) = { 3,5 } over { (3.5 s + 1)(1,5 s + 1) }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.5</mn>
          <mrow>
            <msup>
              <mn>3.5</mn>
              <mn>2</mn>
            </msup>
            <mrow>
              <msup>
                <mi>s</mi>
                <mn>2</mn>
              </msup>
              <mo stretchy="false">+</mo>
              <mrow>
                <mn>2</mn>
                <mo stretchy="false">⋅</mo>
                <mn>0,35</mn>
                <mo stretchy="false">⋅</mo>
                <mn>3.5</mn>
                <mo stretchy="false">⋅</mo>
                <mi>s</mi>
              </mrow>
              <mo stretchy="false">+</mo>
              <mn>1</mn>
            </mrow>
          </mrow>
        </mfrac>
      </mrow>
    </mrow>
    <annotation encoding="StarMath 5.0">G(s) = 3.5 over { 3.5^2 s^2 + 2 cdot 0,35 cdot 3.5 cdot s + 1 }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row>
            <mn>3,5</mn>
            <mo stretchy="false">⋅</mo>
            <msup>
              <mi>e</mi>
              <mrow>
                <mrow>
                  <mo stretchy="false">−</mo>
                  <mn>0,7</mn>
                </mrow>
                <mi>s</mi>
              </mrow>
            </msup>
          </mrow>
          <mrow>
            <mn>3,5</mn>
            <mrow>
              <mi>s</mi>
              <mo stretchy="false">+</mo>
              <mn>1</mn>
            </mrow>
          </mrow>
        </mfrac>
      </mrow>
    </mrow>
    <annotation encoding="StarMath 5.0">G(s) = { 3,5 cdot e^{-0,7s} } over { 3,5 s + 1 }</annotation>
  </semantics>
</math>
</file>

<file path=Object 7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row>
        <mfrac>
          <mrow>
            <mn>21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3</mn>
              </mfrac>
            </msup>
          </mrow>
          <mn>8</mn>
        </mfrac>
        <mo stretchy="false">−</mo>
        <mfrac>
          <mrow>
            <mn>35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5</mn>
              </mfrac>
            </msup>
          </mrow>
          <mn>4</mn>
        </mfrac>
        <mo stretchy="false">+</mo>
        <mfrac>
          <mrow>
            <mn>49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7</mn>
              </mfrac>
            </msup>
          </mrow>
          <mn>8</mn>
        </mfrac>
      </mrow>
    </mrow>
    <annotation encoding="StarMath 5.0">laplace^-1 = 
	{ 21 e^{-{2t} over 3} } over 8 -
	{ 35 e^{-{2t} over 5} } over 4 +
	{ 49 e^{-{2t} over 7} } over 8</annotation>
  </semantics>
</math>
</file>

<file path=Object 8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row>
        <mfrac>
          <mrow>
            <mn>315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3</mn>
              </mfrac>
            </msup>
          </mrow>
          <mn>64</mn>
        </mfrac>
        <mo stretchy="false">−</mo>
        <mfrac>
          <mrow>
            <mn>875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5</mn>
              </mfrac>
            </msup>
          </mrow>
          <mn>72</mn>
        </mfrac>
        <mo stretchy="false">+</mo>
        <mfrac>
          <mrow>
            <mn>245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7</mn>
              </mfrac>
            </msup>
          </mrow>
          <mn>32</mn>
        </mfrac>
        <mo stretchy="false">−</mo>
        <mfrac>
          <mrow>
            <mn>245</mn>
            <msup>
              <mi>e</mi>
              <mfrac>
                <mrow>
                  <mo stretchy="false">−</mo>
                  <mrow>
                    <mn>10</mn>
                    <mi>t</mi>
                  </mrow>
                </mrow>
                <mn>7</mn>
              </mfrac>
            </msup>
          </mrow>
          <mn>576</mn>
        </mfrac>
      </mrow>
    </mrow>
    <annotation encoding="StarMath 5.0">laplace^-1 = 
	{ 315 e^{-{2t} over 3} } over 64 -
	{ 875 e^{-{2t} over 5} } over 72 +
	{ 245 e^{-{2t} over 7} } over 32 -
	{ 245 e^{-{10t} over 7} } over 576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row>
            <mn>3,5</mn>
            <mi>s</mi>
          </mrow>
          <mrow>
            <mo fence="true" form="prefix" stretchy="false">(</mo>
            <mrow>
              <mrow>
                <mn>3.5</mn>
                <mrow>
                  <mi>s</mi>
                  <mo stretchy="false">+</mo>
                  <mn>1</mn>
                </mrow>
              </mrow>
            </mrow>
            <mo fence="true" form="postfix" stretchy="false">)</mo>
          </mrow>
        </mfrac>
      </mrow>
    </mrow>
    <annotation encoding="StarMath 5.0">G(s) = { 3,5 s } over { (3.5 s + 1) }</annotation>
  </semantics>
</math>
</file>